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178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color="#212121" style:font-name="Noto Sans" fo:font-size="14pt" fo:language="none" fo:country="none" style:font-name-asian="Noto Sans" style:font-size-asian="14pt" style:language-asian="none" style:country-asian="none" style:font-name-complex="Noto Sans" style:font-size-complex="14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0939724" calcext:value-type="float">
            <text:p>0.0939724</text:p>
          </table:table-cell>
          <table:table-cell/>
        </table:table-row>
        <table:table-row table:style-name="ro2">
          <table:table-cell office:value-type="float" office:value="0.0935557" calcext:value-type="float">
            <text:p>0.0935557</text:p>
          </table:table-cell>
          <table:table-cell table:style-name="ce1" table:formula="of:=AVERAGE([.A1:.A10])" office:value-type="float" office:value="0.09380762" calcext:value-type="float">
            <text:p>0.09380762</text:p>
          </table:table-cell>
        </table:table-row>
        <table:table-row table:style-name="ro1">
          <table:table-cell office:value-type="float" office:value="0.0939582" calcext:value-type="float">
            <text:p>0.0939582</text:p>
          </table:table-cell>
          <table:table-cell/>
        </table:table-row>
        <table:table-row table:style-name="ro2">
          <table:table-cell office:value-type="float" office:value="0.0942397" calcext:value-type="float">
            <text:p>0.0942397</text:p>
          </table:table-cell>
          <table:table-cell table:style-name="ce2" table:formula="of:=STDEVPA([.A1:.A10])" office:value-type="float" office:value="0.000252970764318725" calcext:value-type="float">
            <text:p>0.0002529708</text:p>
          </table:table-cell>
        </table:table-row>
        <table:table-row table:style-name="ro1">
          <table:table-cell office:value-type="float" office:value="0.0938027" calcext:value-type="float">
            <text:p>0.0938027</text:p>
          </table:table-cell>
          <table:table-cell/>
        </table:table-row>
        <table:table-row table:style-name="ro1">
          <table:table-cell office:value-type="float" office:value="0.0941914" calcext:value-type="float">
            <text:p>0.0941914</text:p>
          </table:table-cell>
          <table:table-cell/>
        </table:table-row>
        <table:table-row table:style-name="ro1">
          <table:table-cell office:value-type="float" office:value="0.0935592" calcext:value-type="float">
            <text:p>0.0935592</text:p>
          </table:table-cell>
          <table:table-cell/>
        </table:table-row>
        <table:table-row table:style-name="ro1">
          <table:table-cell office:value-type="float" office:value="0.0936076" calcext:value-type="float">
            <text:p>0.0936076</text:p>
          </table:table-cell>
          <table:table-cell/>
        </table:table-row>
        <table:table-row table:style-name="ro1">
          <table:table-cell office:value-type="float" office:value="0.093605" calcext:value-type="float">
            <text:p>0.093605</text:p>
          </table:table-cell>
          <table:table-cell/>
        </table:table-row>
        <table:table-row table:style-name="ro1">
          <table:table-cell office:value-type="float" office:value="0.0935843" calcext:value-type="float">
            <text:p>0.09358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18:51:48.3108558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</meta:initial-creator>
    <meta:creation-date>2016-03-08T19:37:44.355475988</meta:creation-date>
    <dc:date>2016-03-15T18:53:03.403310436</dc:date>
    <dc:creator>George </dc:creator>
    <meta:editing-duration>PT49M50S</meta:editing-duration>
    <meta:editing-cycles>8</meta:editing-cycles>
    <meta:generator>LibreOffice/5.0.3.2$Linux_X86_64 LibreOffice_project/00m0$Build-2</meta:generator>
    <meta:document-statistic meta:table-count="1" meta:cell-count="12" meta:object-count="0"/>
  </office:meta>
</office:document-meta>
</file>